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" style:parent-style-name="DefaultParagraphFont" style:family="text">
      <style:text-properties style:font-name="Consolas" style:font-name-complex="Consolas" fo:color="#00FF00" fo:font-size="9.5pt" style:font-size-asian="9.5pt" style:font-size-complex="9.5pt"/>
    </style:style>
    <style:style style:name="P9" style:parent-style-name="Normal" style:family="paragraph">
      <style:paragraph-properties fo:line-height="100%"/>
      <style:text-properties fo:color="#FF0000"/>
    </style:style>
    <style:style style:name="P10" style:parent-style-name="Normal" style:family="paragraph">
      <style:paragraph-properties fo:line-height="100%"/>
    </style:style>
    <style:style style:name="P11" style:parent-style-name="Normal" style:family="paragraph">
      <style:paragraph-properties fo:line-height="100%"/>
    </style:style>
    <style:style style:name="P12" style:parent-style-name="Normal" style:family="paragraph">
      <style:paragraph-properties fo:line-height="100%"/>
    </style:style>
    <style:style style:name="P13" style:parent-style-name="Normal" style:family="paragraph">
      <style:paragraph-properties style:text-autospace="none" fo:margin-bottom="0in" fo:line-height="100%"/>
    </style:style>
    <style:style style:name="T1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0" style:parent-style-name="Normal" style:family="paragraph">
      <style:paragraph-properties style:text-autospace="none" fo:margin-bottom="0in" fo:line-height="100%"/>
    </style:style>
    <style:style style:name="T21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22" style:parent-style-name="DefaultParagraphFont" style:family="text">
      <style:text-properties style:font-name="Consolas" style:font-name-complex="Consolas" fo:color="#FF0000" fo:font-size="9.5pt" style:font-size-asian="9.5pt" style:font-size-complex="9.5pt" fo:language="en" fo:country="US"/>
    </style:style>
    <style:style style:name="P23" style:parent-style-name="Normal" style:family="paragraph">
      <style:paragraph-properties style:text-autospace="none" fo:margin-bottom="0in" fo:line-height="100%"/>
    </style:style>
    <style:style style:name="T2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0" style:parent-style-name="DefaultParagraphFont" style:family="text">
      <style:text-properties style:font-name="Consolas" style:font-name-complex="Consolas" fo:color="#00FF00" fo:font-size="9.5pt" style:font-size-asian="9.5pt" style:font-size-complex="9.5pt"/>
    </style:style>
    <style:style style:name="P31" style:parent-style-name="Normal" style:family="paragraph">
      <style:paragraph-properties style:text-autospace="none" fo:margin-bottom="0in" fo:line-height="100%"/>
      <style:text-properties style:font-name="Consolas" style:font-name-complex="Consolas" fo:color="#FF0000" fo:font-size="9.5pt" style:font-size-asian="9.5pt" style:font-size-complex="9.5pt"/>
    </style:style>
    <style:style style:name="P3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36" style:parent-style-name="Normal" style:family="paragraph">
      <style:paragraph-properties style:text-autospace="none" fo:margin-bottom="0in" fo:line-height="100%"/>
    </style:style>
    <style:style style:name="T3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3" style:parent-style-name="Normal" style:family="paragraph">
      <style:paragraph-properties style:text-autospace="none" fo:margin-bottom="0in" fo:line-height="100%"/>
      <style:text-properties style:font-name="Consolas" style:font-name-complex="Consolas" fo:color="#FF0000" fo:font-size="9.5pt" style:font-size-asian="9.5pt" style:font-size-complex="9.5pt"/>
    </style:style>
    <style:style style:name="P44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45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4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47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48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4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5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51" style:parent-style-name="Normal" style:family="paragraph">
      <style:paragraph-properties style:text-autospace="none" fo:margin-bottom="0in" fo:line-height="100%"/>
    </style:style>
    <style:style style:name="T5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8" style:parent-style-name="Normal" style:family="paragraph">
      <style:paragraph-properties style:text-autospace="none" fo:margin-bottom="0in" fo:line-height="100%"/>
      <style:text-properties style:font-name="Consolas" style:font-name-complex="Consolas" fo:color="#FF0000" fo:font-size="9.5pt" style:font-size-asian="9.5pt" style:font-size-complex="9.5pt"/>
    </style:style>
    <style:style style:name="P59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60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61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S1" style:family="section">
      <style:section-properties fo:margin-left="0.5in" fo:margin-right="0.5in" style:writing-mode="lr-tb">
        <style:columns fo:column-count="1" fo:column-gap="0.4916in"/>
      </style:section-properties>
    </style:style>
    <style:style style:name="P62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6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64" style:parent-style-name="Normal" style:family="paragraph">
      <style:paragraph-properties style:text-autospace="none" fo:margin-bottom="0in" fo:line-height="100%"/>
    </style:style>
    <style:style style:name="T6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6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1" style:parent-style-name="Normal" style:family="paragraph">
      <style:text-properties fo:color="#FF0000"/>
    </style:style>
    <style:style style:name="T7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7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8" style:parent-style-name="Normal" style:family="paragraph">
      <style:text-properties fo:color="#FF0000"/>
    </style:style>
    <style:style style:name="P79" style:parent-style-name="Normal" style:family="paragraph">
      <style:paragraph-properties style:text-autospace="none" fo:margin-bottom="0in" fo:line-height="100%"/>
    </style:style>
    <style:style style:name="T8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8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86" style:parent-style-name="Normal" style:family="paragraph">
      <style:text-properties fo:color="#FF0000"/>
    </style:style>
  </office:automatic-styles>
  <office:body>
    <office:text text:use-soft-page-breaks="true">
      <text:p text:style-name="P1"><text:span text:style-name="T2">Select</text:span><text:span text:style-name="T3"><text:s/></text:span><text:span text:style-name="T4">*</text:span><text:span text:style-name="T5"><text:s/></text:span><text:span text:style-name="T6">from</text:span><text:span text:style-name="T7"><text:s/></text:span><text:span text:style-name="T8">Tables</text:span></text:p>
      <text:p text:style-name="P9">TableID| Name</text:p>
      <text:p text:style-name="P10">1<text:tab/>Rankings</text:p>
      <text:p text:style-name="P11">2<text:tab/>Players</text:p>
      <text:p text:style-name="P12">3<text:tab/>Player_Rating</text:p>
      <text:p text:style-name="P13"><text:span text:style-name="T14">Select</text:span><text:span text:style-name="T15"><text:s/></text:span><text:span text:style-name="T16">*</text:span><text:span text:style-name="T17"><text:s/></text:span><text:span text:style-name="T18">from</text:span><text:span text:style-name="T19"><text:s/>TestTables</text:span></text:p>
      <text:p text:style-name="P20"><text:span text:style-name="T21">TestId</text:span><text:span text:style-name="T22">|TableId|NoRows|Position</text:span></text:p>
      <text:p text:style-name="Normal">1<text:tab/><text:s/>1 <text:s text:c="8"/><text:tab/>1<text:tab/>3</text:p>
      <text:p text:style-name="Normal">1<text:tab/>2<text:tab/>1<text:tab/>2</text:p>
      <text:p text:style-name="Normal">1<text:tab/>3<text:tab/>1<text:tab/>1</text:p>
      <text:p text:style-name="Normal">3<text:tab/>1<text:tab/>1<text:tab/>3</text:p>
      <text:p text:style-name="Normal">3<text:tab/>2<text:tab/>1<text:tab/>2</text:p>
      <text:p text:style-name="Normal">3<text:tab/>3<text:tab/>1<text:tab/>1</text:p>
      <text:p text:style-name="Normal"/>
      <text:p text:style-name="P23"><text:span text:style-name="T24">Select</text:span><text:span text:style-name="T25"><text:s/></text:span><text:span text:style-name="T26">*</text:span><text:span text:style-name="T27"><text:s/></text:span><text:span text:style-name="T28">from</text:span><text:span text:style-name="T29"><text:s/></text:span><text:span text:style-name="T30">Views</text:span></text:p>
      <text:p text:style-name="P31">ViewID| Name</text:p>
      <text:p text:style-name="P32">1<text:tab/>OneTable</text:p>
      <text:p text:style-name="P33">2<text:tab/>TwoTables</text:p>
      <text:p text:style-name="P34">3<text:tab/>GroupByView</text:p>
      <text:p text:style-name="P35"/>
      <text:p text:style-name="P36"><text:span text:style-name="T37">Select</text:span><text:span text:style-name="T38"><text:s/></text:span><text:span text:style-name="T39">*</text:span><text:span text:style-name="T40"><text:s/></text:span><text:span text:style-name="T41">from</text:span><text:span text:style-name="T42"><text:s/>TestViews</text:span></text:p>
      <text:p text:style-name="P43">TestID| ViewID</text:p>
      <text:p text:style-name="P44">1<text:tab/>1</text:p>
      <text:p text:style-name="P45">1<text:tab/>2</text:p>
      <text:p text:style-name="P46">1<text:tab/>3</text:p>
      <text:p text:style-name="P47">2<text:tab/>1</text:p>
      <text:p text:style-name="P48">2<text:tab/>2</text:p>
      <text:p text:style-name="P49">2<text:tab/>3</text:p>
      <text:p text:style-name="P50"/>
      <text:p text:style-name="P51"><text:span text:style-name="T52">Select</text:span><text:span text:style-name="T53"><text:s/></text:span><text:span text:style-name="T54">*</text:span><text:span text:style-name="T55"><text:s/></text:span><text:span text:style-name="T56">from</text:span><text:span text:style-name="T57"><text:s/>Tests</text:span></text:p>
      <text:p text:style-name="P58">TestID| Name</text:p>
      <text:p text:style-name="P59">1<text:tab/>test1<text:s/>//cu toate</text:p>
      <text:p text:style-name="P60">2<text:tab/>test2Views<text:s/>// doar views</text:p>
      <text:p text:style-name="P61">3<text:tab/>test3Tables//doar tabele</text:p>
      <text:section text:name="Sect1" text:style-name="S1">
        <text:p text:style-name="P62"/>
        <text:p text:style-name="P63">//Se completeaza singure!!</text:p>
        <text:p text:style-name="P64"><text:span text:style-name="T65">Select</text:span><text:span text:style-name="T66"><text:s/></text:span><text:span text:style-name="T67">*</text:span><text:span text:style-name="T68"><text:s/></text:span><text:span text:style-name="T69">from</text:span><text:span text:style-name="T70"><text:s/>TestRuns</text:span></text:p>
        <text:p text:style-name="P71">TestRunID|Desc|StartAt|EndAt</text:p>
        <text:p text:style-name="Normal">26<text:tab/>descriere test<text:tab/>1900-01-01 09:31:18.167<text:tab/>1900-01-01 09:31:18.213</text:p>
        <text:p text:style-name="Normal">27<text:tab/>descriere test<text:tab/>1900-01-01 09:31:18.213<text:tab/>1900-01-01 09:31:18.217</text:p>
        <text:p text:style-name="Normal">28<text:tab/>descriere test<text:tab/>1900-01-01 09:31:18.220<text:tab/>1900-01-01 09:31:18.230</text:p>
        <text:p text:style-name="Normal"/>
        <text:p text:style-name="Normal"><text:span text:style-name="T72">Select</text:span><text:span text:style-name="T73"><text:s/></text:span><text:span text:style-name="T74">*</text:span><text:span text:style-name="T75"><text:s/></text:span><text:span text:style-name="T76">from</text:span><text:span text:style-name="T77"><text:s/>TestRunTables</text:span></text:p>
        <text:p text:style-name="P78">TestRunId | TableID | StartAt | EndAT</text:p>
        <text:p text:style-name="Normal">26<text:tab/>1<text:tab/>1900-01-01 09:31:18.180<text:tab/>1900-01-01 09:31:18.180</text:p>
        <text:p text:style-name="Normal">26<text:tab/>2<text:tab/>1900-01-01 09:31:18.177<text:tab/>1900-01-01 09:31:18.177</text:p>
        <text:p text:style-name="Normal">26<text:tab/>3<text:tab/>1900-01-01 09:31:18.167<text:tab/>1900-01-01 09:31:18.167</text:p>
        <text:p text:style-name="Normal">28<text:tab/>1<text:tab/>1900-01-01 09:31:18.223<text:tab/>1900-01-01 09:31:18.223</text:p>
        <text:p text:style-name="Normal">28<text:tab/>2<text:tab/>1900-01-01 09:31:18.223<text:tab/>1900-01-01 09:31:18.223</text:p>
        <text:p text:style-name="Normal">28<text:tab/>3<text:tab/>1900-01-01 09:31:18.220<text:tab/>1900-01-01 09:31:18.220</text:p>
        <text:p text:style-name="Normal"/>
        <text:p text:style-name="P79"><text:span text:style-name="T80">Select</text:span><text:span text:style-name="T81"><text:s/></text:span><text:span text:style-name="T82">*</text:span><text:span text:style-name="T83"><text:s/></text:span><text:span text:style-name="T84">from</text:span><text:span text:style-name="T85"><text:s/>TestRunViews</text:span></text:p>
        <text:p text:style-name="P86">TestRunId | TableID | StartAt | EndAT</text:p>
        <text:p text:style-name="Normal">26<text:tab/>1<text:tab/>1900-01-01 09:31:18.183<text:tab/>1900-01-01 09:31:18.183</text:p>
        <text:p text:style-name="Normal">26<text:tab/>2<text:tab/>1900-01-01 09:31:18.190<text:tab/>1900-01-01 09:31:18.190</text:p>
        <text:p text:style-name="Normal">26<text:tab/>3<text:tab/>1900-01-01 09:31:18.193<text:tab/>1900-01-01 09:31:18.193</text:p>
        <text:p text:style-name="Normal">27<text:tab/>1<text:tab/>1900-01-01 09:31:18.213<text:tab/>1900-01-01 09:31:18.213</text:p>
        <text:p text:style-name="Normal">27<text:tab/>2<text:tab/>1900-01-01 09:31:18.213<text:tab/>1900-01-01 09:31:18.213</text:p>
        <text:p text:style-name="Normal">27<text:tab/>3<text:tab/>1900-01-01 09:31:18.217<text:tab/>1900-01-01 09:31:18.219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columns fo:column-count="2" fo:column-gap="0.4916in"/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rita Marcel</meta:initial-creator>
    <dc:creator>Narita Marcel</dc:creator>
    <meta:creation-date>2018-12-11T20:38:00Z</meta:creation-date>
    <dc:date>2018-12-11T21:09:00Z</dc:date>
    <meta:template xlink:href="Normal" xlink:type="simple"/>
    <meta:editing-cycles>1</meta:editing-cycles>
    <meta:editing-duration>PT1860S</meta:editing-duration>
    <meta:document-statistic meta:page-count="1" meta:paragraph-count="2" meta:word-count="220" meta:character-count="1474" meta:row-count="10" meta:non-whitespace-character-count="1256"/>
  </office:meta>
</office:document-meta>
</file>